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Segoe UI', Helvetica, Arial, 'Lucida Grande',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widows="1" fo:text-indent="0in" style:auto-text-indent="false"/>
    </style:style>
    <style:style style:name="P2" style:family="paragraph" style:parent-style-name="Standard">
      <style:paragraph-properties fo:margin-left="0in" fo:margin-right="0in" fo:widows="1" fo:text-indent="0in" style:auto-text-indent="false"/>
    </style:style>
    <style:style style:name="T1" style:family="text">
      <style:text-properties fo:font-variant="normal" fo:text-transform="none" fo:color="#000000" style:font-name="Helvetica Neue" fo:font-size="9.7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I do indeed. The first thing I'll do is visit the temple of Pelor to check if Amadeo's been back. If not, I'll probably just hang around the guild. My activities there will largely consist of working out in the morning and chatting with fellow guildmembers in the evening. If Amadeo takes more than a week or two to get back, I may develop some sort of hobby. Baking. Fishing. Shooting cats. I might even become active in the local politics, assuming that Era's governmental system allows for that. At any rate, I should probably catch up on current events while I'm chatting with people in the guild. I'll have to stop by the blacksmith to pick up my shield in about a week, assuming that Amadeo hasn't returned by then, and I'll need to remember to change my bandages in . . . six days, I think it was?</text:span> </text:p>
      <text:p text:style-name="P1"/>
      <text:p text:style-name="P1"/>
      <text:p text:style-name="P1"/>
      <text:p text:style-name="P1"/>
      <text:p text:style-name="P1">You wake the next morning and head out with Ciel early in the morning. The long walk back to Era was uneventful, save a fantastic sighting of a majestic, and ginormous, grizzly bear. It was huge, and very memorable. You estimate it was possibly seven feet high at the shoulder, and could have stood a towering sixteen feet. Ciel swears it was ten feet at the shoulder though. You reach Era late on the fourth night, going to sleep soon after reaching the guildhouse.</text:p>
      <text:p text:style-name="P1"><text:tab/>The next morning you go into town to check the temple, however your endeavors prove to be unfruitful, as Amadeo has not returned. You decide you shall check again every few days or so, possibly building your spirituality while at the temple. You whittle away the rest of your day exercising and chatting with your guild mates.</text:p>
      <text:p text:style-name="P1">“I heard that the northmen in Anor have been banding up and raiding our north, even sacking a few villages. They say they have those lynx-folk savages with them, tearing people apart.”</text:p>
      <text:p text:style-name="P1">“I heard more than that Jos, I heard that the Anorians've got a huge host, and they've got giants ridin' mammoths and men ridin' wolves the size of bears!”</text:p>
      <text:p text:style-name="P1"/>
      <text:p text:style-name="P1">“There's been talk that a Grey City merchant said that the shipyard's down there been building war ships for the elves, and a mightly lot of 'em too.”</text:p>
      <text:p text:style-name="P1"/>
      <text:p text:style-name="P1">“Did you know that the lord's youngest daughter's been married off to an Aster? Wedding is scheduled to be at the turn of the year, and there's to be a huge tourney!” </text:p>
      <text:p text:style-name="P1">&lt;Meta&gt;</text:p>
      <text:p text:style-name="P1">The lord of Era is Lord Tivus Telmain of house Telmain. He has three sons, the oldest, Jorold, is heir to Barrishall, the castle in Era, and one daughter, Piya.</text:p>
      <text:p text:style-name="P1"/>
      <text:p text:style-name="P1">The Asters hold Asterhold.</text:p>
      <text:p text:style-name="P1">&lt;/Meta&gt;</text:p>
      <text:p text:style-name="P1"/>
      <text:p text:style-name="P1">“Raan ran into three liches in a tomb in the mountains on his last job, barely made it out with his life!”</text:p>
      <text:p text:style-name="P1"/>
      <text:p text:style-name="P1">As the week passes, you change your bandages and try to learn how to cook some meals. Your wound looks almost completely healed. You cook with Halifax, a shy warlock who likes to bake, and Mirajane. You go and pick up your shield from Haarold at the end of the week. It is a plain metal kite, but it is nice work and will suit you nice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Segoe UI', Helvetica, Arial, 'Lucida Grande',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olan Roth</meta:initial-creator>
    <meta:creation-date>2015-08-05T15:08:08.99</meta:creation-date>
    <dc:date>2015-08-06T10:36:05.66</dc:date>
    <dc:creator>Nolan Roth</dc:creator>
    <meta:editing-duration>PT2H24M7S</meta:editing-duration>
    <meta:editing-cycles>4</meta:editing-cycles>
    <meta:generator>OpenOffice/4.1.1$Win32 OpenOffice.org_project/411m6$Build-9775</meta:generator>
    <meta:document-statistic meta:table-count="0" meta:image-count="0" meta:object-count="0" meta:page-count="1" meta:paragraph-count="13" meta:word-count="542" meta:character-count="2897"/>
  </office:meta>
</office:document-meta>
</file>